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left="0.3925in" fo:margin-right="0in" fo:text-indent="0in" style:auto-text-indent="false"/>
    </style:style>
    <style:style style:name="P3" style:family="paragraph" style:parent-style-name="Standard">
      <style:paragraph-properties fo:margin-left="0.3925in" fo:margin-right="0in" fo:text-indent="0in" style:auto-text-indent="false"/>
      <style:text-properties style:font-name="Courier New"/>
    </style:style>
    <style:style style:name="P4" style:family="paragraph" style:parent-style-name="Standard">
      <style:paragraph-properties fo:margin-left="0.3925in" fo:margin-right="0in" fo:text-indent="0in" style:auto-text-indent="false"/>
      <style:text-properties style:font-name="Courier New" fo:font-size="10pt" style:font-size-asian="10pt" style:font-size-complex="10pt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8" style:family="paragraph" style:parent-style-name="Standard">
      <style:paragraph-properties fo:margin-left="0in" fo:margin-right="0in" fo:text-indent="0in" style:auto-text-indent="false"/>
      <style:text-properties style:font-name="Times New Roman"/>
    </style:style>
    <style:style style:name="T1" style:family="text">
      <style:text-properties style:font-name="Courier New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configure:</text:p>
      <text:p text:style-name="P1"/>
      <text:p text:style-name="P5">First you need to have a MySql account. Open lib/config.php file and enter your db account there. The import the db_dump.sql file into your database so the tables and information in them, be created. Now you can use the program.</text:p>
      <text:p text:style-name="P5"/>
      <text:p text:style-name="P1"/>
      <text:p text:style-name="P1">How to use:</text:p>
      <text:p text:style-name="Standard"/>
      <text:p text:style-name="P5">The API is so simple and straightforward. Just get a <text:span text:style-name="T1">Convertor</text:span> subclass (i.e <text:span text:style-name="T1">L2AConversion</text:span>) object, then set its original text, and then call <text:span text:style-name="T1">convert()</text:span>. You can get converted result either by the <text:span text:style-name="T1">convert()</text:span>'s output or by calling the <text:span text:style-name="T1">getConvertedResult()</text:span>.</text:p>
      <text:p text:style-name="Standard"/>
      <text:p text:style-name="Standard">Example:</text:p>
      <text:p text:style-name="P2"/>
      <text:p text:style-name="P4">$convertor = new L2AConversion();</text:p>
      <text:p text:style-name="P4">$convertor-&gt;setOriginalText(“Lütfən bu yazını ərəb qrafikasına çevir!”);</text:p>
      <text:p text:style-name="P4">$result = $convertor-&gt;convert(false);</text:p>
      <text:p text:style-name="P3"/>
      <text:p text:style-name="P5">The <text:span text:style-name="T1">convert()</text:span> method gets a boolean variable which indicates if the text would be treated as a Wiki source text or not. If it's true, the convertor engine detects some Wiki formats (like links, templates, interwiki, ...) and takes care of them. Otherwise blindly converts everything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usa Moradi</meta:initial-creator>
    <meta:creation-date>2012-09-11T18:25:06</meta:creation-date>
    <dc:date>2012-09-11T19:05:13</dc:date>
    <dc:creator>Mousa Moradi</dc:creator>
    <meta:editing-duration>PT3M53S</meta:editing-duration>
    <meta:editing-cycles>7</meta:editing-cycles>
    <meta:generator>LibreOffice/3.5$Linux_X86_64 LibreOffice_project/350m1$Build-2</meta:generator>
    <meta:document-statistic meta:table-count="0" meta:image-count="0" meta:object-count="0" meta:page-count="1" meta:paragraph-count="9" meta:word-count="145" meta:character-count="943" meta:non-whitespace-character-count="807"/>
  </office:meta>
</office:document-meta>
</file>